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6970" officeooo:paragraph-rsid="000e6970"/>
    </style:style>
    <style:style style:name="P2" style:family="paragraph" style:parent-style-name="Standard">
      <loext:graphic-properties draw:fill="solid" draw:fill-color="#000000"/>
      <style:paragraph-properties fo:background-color="#000000"/>
      <style:text-properties officeooo:rsid="000e6970" officeooo:paragraph-rsid="000e6970"/>
    </style:style>
    <style:style style:name="P3" style:family="paragraph" style:parent-style-name="Standard">
      <loext:graphic-properties draw:fill="solid" draw:fill-color="#23262e"/>
      <style:paragraph-properties fo:background-color="#23262e"/>
      <style:text-properties officeooo:rsid="000e6970" officeooo:paragraph-rsid="000e6970"/>
    </style:style>
    <style:style style:name="P4" style:family="paragraph" style:parent-style-name="Standard">
      <style:paragraph-properties fo:text-align="justify" style:justify-single-word="false"/>
      <style:text-properties officeooo:rsid="000e6970" officeooo:paragraph-rsid="000e6970"/>
    </style:style>
    <style:style style:name="P5" style:family="paragraph" style:parent-style-name="Standard">
      <style:text-properties officeooo:rsid="0010a6a6" officeooo:paragraph-rsid="0010a6a6"/>
    </style:style>
    <style:style style:name="P6" style:family="paragraph" style:parent-style-name="Standard">
      <loext:graphic-properties draw:fill="solid" draw:fill-color="#000000"/>
      <style:paragraph-properties fo:background-color="#000000"/>
      <style:text-properties officeooo:rsid="0010a6a6" officeooo:paragraph-rsid="0010a6a6"/>
    </style:style>
    <style:style style:name="P7" style:family="paragraph" style:parent-style-name="Standard">
      <style:text-properties officeooo:paragraph-rsid="0010a6a6"/>
    </style:style>
    <style:style style:name="P8" style:family="paragraph" style:parent-style-name="Standard">
      <style:text-properties fo:color="#099cec" style:font-name="FreeSans" fo:font-size="14pt" fo:font-weight="bold" officeooo:rsid="0010a6a6" officeooo:paragraph-rsid="0010a6a6"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99cec" style:font-name="FreeSans" fo:font-size="16pt" fo:font-weight="bold" officeooo:rsid="000e6970" officeooo:paragraph-rsid="000e6970" style:font-size-asian="16pt" style:font-weight-asian="bold" style:font-size-complex="16pt" style:font-weight-complex="bold"/>
    </style:style>
    <style:style style:name="P10" style:family="paragraph" style:parent-style-name="Standard">
      <style:text-properties officeooo:rsid="0010a6a6" officeooo:paragraph-rsid="0010a6a6"/>
    </style:style>
    <style:style style:name="T1" style:family="text">
      <style:text-properties officeooo:rsid="0010a6a6"/>
    </style:style>
    <style:style style:name="T2" style:family="text">
      <style:text-properties officeooo:rsid="00118796"/>
    </style:style>
    <style:style style:name="T3" style:family="text">
      <style:text-properties fo:color="#c64fd7"/>
    </style:style>
    <style:style style:name="T4" style:family="text">
      <style:text-properties fo:color="#c64fd7" officeooo:rsid="0010a6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MD vs ENTRYPOINT</text:p>
      <text:p text:style-name="P1"/>
      <text:p text:style-name="P4">As instruções CMD e ENTRYPOINT do Dockerfile são bem parecidas. Ambas executam um comando logo após o contêiner ser inicializado. Porém, existe uma diferença sútil entre essas instruções.</text:p>
      <text:p text:style-name="P4">Vejamos um exemplo de Dockerfile que utiliza a imagem do sistema operacional Ubuntu como imagem base. Vamos utilizar a imagem de utilizara a imagem de um sistema operacional como exemplo pois sua instrução CMD é o comando bash que não realiza nenhuma ação.</text:p>
      <text:p text:style-name="P1"/>
      <text:p text:style-name="P3"><text:tab/><text:span text:style-name="T3">FROM</text:span> Ubuntu</text:p>
      <text:p text:style-name="P3"><text:tab/><text:span text:style-name="T3">CMD</text:span> sleep 5</text:p>
      <text:p text:style-name="P1"/>
      <text:p text:style-name="P4">Caso rodássemos um contêiner a partir da imagem construída por este Dockerfile, o contêiner seria inicializado e, após 5 segundos, seria finalizado. Se quiséssemos, por exemplo, que em vez de 5 segundos, ele ficasse rodando por 10 segundos, teríamos de inicializá-lo passando todo o comando:</text:p>
      <text:p text:style-name="P1"/>
      <text:p text:style-name="P2"><text:tab/>docker run ubuntu-sleeper sleep 10</text:p>
      <text:p text:style-name="P1"/>
      <text:p text:style-name="P4">Isso faz com que todo o argumento da instrução CMD seja substituído pelo que foi passado ao docker run.</text:p>
      <text:p text:style-name="P4">Agora, não seria interessante se, em vez de passarmos o comando inteiro, pudéssemos passar somente o valor que queremos utilizar com argumento para o comando sleep? Podemos fazer isso substituindo a instrução CMD por ENTRYPOINT:</text:p>
      <text:p text:style-name="P1"/>
      <text:p text:style-name="P3"><text:tab/><text:span text:style-name="T3">FROM</text:span> Ubuntu</text:p>
      <text:p text:style-name="P3"><text:tab/><text:span text:style-name="T3">ENTRYPOINT</text:span> [“sleep”]</text:p>
      <text:p text:style-name="P1"/>
      <text:p text:style-name="P1">Agora, podemos rodar um contêiner da seguinte maneira:</text:p>
      <text:p text:style-name="P1"/>
      <text:p text:style-name="P2"><text:tab/>docker run ubuntu-sleeper 10</text:p>
      <text:p text:style-name="P1"/>
      <text:p text:style-name="P4">Então, vimos que a diferença principal é que, com a instrução CMD, caso passemos algum comando junto de docker run, o comando definido na instrução CMD seria inteiramente substituído pelo comando passado como argumento ao docker run. Já no caso da instrução ENTRYPOINT, em vez de seu comando ser substituído, ele tem o argumento passado ao docker run anexado a ele.</text:p>
      <text:p text:style-name="P4">Você pode ainda definir um valor padrão para o comando da instrução ENTRYPOINT para o caso de nenhum valor ser passado no terminal. Podemos fazer isso combinando ambas as instruções CMD e ENTRYPOINT:</text:p>
      <text:p text:style-name="P1"/>
      <text:p text:style-name="P3"><text:tab/><text:span text:style-name="T4">FROM</text:span><text:span text:style-name="T1"> Ubuntu</text:span></text:p>
      <text:p text:style-name="P3"><text:tab/><text:span text:style-name="T4">ENTRYPOINT</text:span><text:span text:style-name="T1"> [“sleep”]</text:span></text:p>
      <text:p text:style-name="P3"><text:tab/><text:span text:style-name="T4">CMD</text:span><text:span text:style-name="T1"> [“5”]</text:span></text:p>
      <text:p text:style-name="P1"/>
      <text:p text:style-name="P5">Dessa maneira, caso nenhum argumento seja passado ao docker run para substituir o valor da instrução CMD, então 5 será anexado ao comando definido na instrução ENTRYPOINT.</text:p>
      <text:p text:style-name="P7"/>
      <text:p text:style-name="P8">A flag --<text:span text:style-name="T2">entrypoint</text:span></text:p>
      <text:p text:style-name="P5"/>
      <text:p text:style-name="P5">É possível modificar o valor da instrução ENTRYPOINT ao rodar um contêiner, utilizando a flag –entrypoint:</text:p>
      <text:p text:style-name="P5"/>
      <text:p text:style-name="P6"><text:tab/>docker run --entrypoint sleep2.0 ubuntu-sleeper 10</text:p>
      <text:p text:style-name="P5"><text:soft-page-break/></text:p>
      <text:p text:style-name="P5">Dessa maneira, o comando que será executado na inicialização do contêiner será sleep2.0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20:28:05.365862715</meta:creation-date>
    <dc:date>2021-03-22T11:35:45.157458476</dc:date>
    <meta:editing-duration>PT22M37S</meta:editing-duration>
    <meta:editing-cycles>8</meta:editing-cycles>
    <meta:generator>LibreOffice/6.4.6.2$Linux_X86_64 LibreOffice_project/40$Build-2</meta:generator>
    <meta:document-statistic meta:table-count="0" meta:image-count="0" meta:object-count="0" meta:page-count="2" meta:paragraph-count="23" meta:word-count="367" meta:character-count="2302" meta:non-whitespace-character-count="1950"/>
  </office:meta>
</office:document-meta>
</file>